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Cancel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CancelTag.doStart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izardCancelTag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Cancel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zardCancelTag.setWizard( String wiz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